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d54d" officeooo:paragraph-rsid="0016d54d"/>
    </style:style>
    <style:style style:name="P2" style:family="paragraph" style:parent-style-name="Standard">
      <style:text-properties officeooo:rsid="0017799b" officeooo:paragraph-rsid="0017799b"/>
    </style:style>
    <style:style style:name="P3" style:family="paragraph" style:parent-style-name="Standard">
      <style:text-properties officeooo:rsid="0017c806" officeooo:paragraph-rsid="0017c806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6d54d" officeooo:paragraph-rsid="0016d54d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7c806" officeooo:paragraph-rsid="0017c806"/>
    </style:style>
    <style:style style:name="P6" style:family="paragraph" style:parent-style-name="Text_20_body">
      <style:text-properties officeooo:rsid="0016d54d" officeooo:paragraph-rsid="0016d54d"/>
    </style:style>
    <style:style style:name="P7" style:family="paragraph" style:parent-style-name="Text_20_body">
      <style:text-properties officeooo:rsid="0017c806" officeooo:paragraph-rsid="0017c806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pf v3 router:</text:p>
      <text:p text:style-name="P1"/>
      <text:p text:style-name="P2">first give all the ip address n this example there is three router with each two pc</text:p>
      <text:p text:style-name="P1"/>
      <text:p text:style-name="P4">router1&gt;</text:p>
      <text:p text:style-name="P6">Router&gt;</text:p>
      <text:p text:style-name="P8">Router&gt;en</text:p>
      <text:p text:style-name="P8"/>
      <text:p text:style-name="P8">Router#configure terminal</text:p>
      <text:p text:style-name="P8">Enter configuration commands, one per line. End with CNTL/Z.</text:p>
      <text:p text:style-name="P8"/>
      <text:p text:style-name="P8">Router(config)#ipv6 unicast-routing </text:p>
      <text:p text:style-name="P8"/>
      <text:p text:style-name="P8">Router(config)#ipv6 router ospf 10</text:p>
      <text:p text:style-name="P8">%OSPFv3-4-NORTRID: OSPFv3 process 10 could not pick a router-id,please configure manually</text:p>
      <text:p text:style-name="P8"/>
      <text:p text:style-name="P8">Router(config-rtr)#router-id 1.1.1.1</text:p>
      <text:p text:style-name="P8">Router(config-rtr)#exit</text:p>
      <text:p text:style-name="P8"/>
      <text:p text:style-name="P8">Router(config)#int gigabitEthernet 0/0</text:p>
      <text:p text:style-name="P8"/>
      <text:p text:style-name="P8">Router(config-if)#ipv6 ospf 10 area 0</text:p>
      <text:p text:style-name="P8">Router(config-if)#exit</text:p>
      <text:p text:style-name="P8"/>
      <text:p text:style-name="P8">Router(config)#int serial 0/3/0</text:p>
      <text:p text:style-name="P8"/>
      <text:p text:style-name="P8">Router(config-if)#ipv6 ospf 10 area 0</text:p>
      <text:p text:style-name="P8">Router(config-if)#</text:p>
      <text:p text:style-name="P1"/>
      <text:p text:style-name="P1"/>
      <text:p text:style-name="P5">router2&gt;</text:p>
      <text:p text:style-name="P3"/>
      <text:p text:style-name="P7"/>
      <text:p text:style-name="P8">Router&gt;</text:p>
      <text:p text:style-name="P8">Router&gt;en</text:p>
      <text:p text:style-name="P8">Router#config terminal</text:p>
      <text:p text:style-name="P8">Enter configuration commands, one per line. End with CNTL/Z.</text:p>
      <text:p text:style-name="P8"/>
      <text:p text:style-name="P8">Router(config)#ipv6 unicast-routing </text:p>
      <text:p text:style-name="P8"/>
      <text:p text:style-name="P8">Router(config)#ipv6 router ospf 10</text:p>
      <text:p text:style-name="P8"><text:soft-page-break/>%OSPFv3-4-NORTRID: OSPFv3 process 10 could not pick a router-id,please configure manually</text:p>
      <text:p text:style-name="P8"/>
      <text:p text:style-name="P8">Router(config-rtr)#router-id 2.2.2.2</text:p>
      <text:p text:style-name="P8">Router(config-rtr)#exit</text:p>
      <text:p text:style-name="P8"/>
      <text:p text:style-name="P8">Router(config)#int gigabitEthernet 0/0</text:p>
      <text:p text:style-name="P8"/>
      <text:p text:style-name="P8">Router(config-if)#ipv6 ospf 10 area 0</text:p>
      <text:p text:style-name="P8">Router(config-if)#exit</text:p>
      <text:p text:style-name="P8"/>
      <text:p text:style-name="P8">Router(config)#int serial 0/3/0</text:p>
      <text:p text:style-name="P8"/>
      <text:p text:style-name="P8">Router(config-if)#ipv6 ospf 10 area 0</text:p>
      <text:p text:style-name="P8">Router(config-if)#exit</text:p>
      <text:p text:style-name="P8"/>
      <text:p text:style-name="P8">Router(config)#int serial 0/3/1</text:p>
      <text:p text:style-name="P8">Router(config-if)#</text:p>
      <text:p text:style-name="P8">00:29:27: %OSPFv3-5-ADJCHG: Process 10, Nbr 1.1.1.1 on Serial0/3/0 from LOADING to FULL, Loading Done</text:p>
      <text:p text:style-name="Text_20_body"/>
      <text:p text:style-name="P8"/>
      <text:p text:style-name="P8">Router(config-if)#ipv6 ospf 10 area 0</text:p>
      <text:p text:style-name="P8">Router(config-if)#exit</text:p>
      <text:p text:style-name="P8">Router(config)#</text:p>
      <text:p text:style-name="P3"/>
      <text:p text:style-name="P3"/>
      <text:p text:style-name="P3"/>
      <text:p text:style-name="P5">router3&gt;:</text:p>
      <text:p text:style-name="P3"/>
      <text:p text:style-name="P3"/>
      <text:p text:style-name="P7"/>
      <text:p text:style-name="P8">Router&gt;en</text:p>
      <text:p text:style-name="P8">Router#conf terminal</text:p>
      <text:p text:style-name="P8">Enter configuration commands, one per line. End with CNTL/Z.</text:p>
      <text:p text:style-name="P8"/>
      <text:p text:style-name="P8">Router(config)#ipv6 router os</text:p>
      <text:p text:style-name="P8">Router(config)#ipv6 router ospf 10</text:p>
      <text:p text:style-name="P8">% IPv6 routing not enabled</text:p>
      <text:p text:style-name="P8"/>
      <text:p text:style-name="P8">Router(config)#ipv6 unicast-routing </text:p>
      <text:p text:style-name="P8">Router(config)#ipv6 router ospf 10</text:p>
      <text:p text:style-name="P8"><text:soft-page-break/>%OSPFv3-4-NORTRID: OSPFv3 process 10 could not pick a router-id,please configure manually</text:p>
      <text:p text:style-name="P8"/>
      <text:p text:style-name="P8">Router(config-rtr)#router-id 3.3.3.3</text:p>
      <text:p text:style-name="P8">Router(config-rtr)#exit</text:p>
      <text:p text:style-name="P8"/>
      <text:p text:style-name="P8">Router(config)#int gigabitEthernet 0/0</text:p>
      <text:p text:style-name="P8"/>
      <text:p text:style-name="P8">Router(config-if)#ipv6 ospf 10 area 0</text:p>
      <text:p text:style-name="P8">Router(config-if)#exit</text:p>
      <text:p text:style-name="P8"/>
      <text:p text:style-name="P8">Router(config)#int serial 0/3/0</text:p>
      <text:p text:style-name="P8">Router(config-if)#ipv</text:p>
      <text:p text:style-name="P8">Router(config-if)#ipv6 os</text:p>
      <text:p text:style-name="P8">Router(config-if)#ipv6 ospf 10 area 0</text:p>
      <text:p text:style-name="P8">Router(config-if)#</text:p>
      <text:p text:style-name="P8">00:41:13: %OSPFv3-5-ADJCHG: Process 10, Nbr 2.2.2.2 on Serial0/3/0 from LOADING to FULL, Loading Done</text:p>
      <text:p text:style-name="Text_20_body"/>
      <text:p text:style-name="P8">Router(config-if)#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2:11:43.730252645</meta:creation-date>
    <dc:date>2018-09-11T12:58:27.903288424</dc:date>
    <meta:editing-duration>PT6M12S</meta:editing-duration>
    <meta:editing-cycles>1</meta:editing-cycles>
    <meta:document-statistic meta:table-count="0" meta:image-count="0" meta:object-count="0" meta:page-count="3" meta:paragraph-count="62" meta:word-count="230" meta:character-count="2096" meta:non-whitespace-character-count="1925"/>
    <meta:generator>LibreOffice/5.4.7.2$Linux_X86_64 LibreOffice_project/40$Build-2</meta:generator>
  </office:meta>
</office:document-meta>
</file>